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33C00000457068435F3.jpg"/>
  <manifest:file-entry manifest:media-type="image/jpeg" manifest:full-path="Pictures/100000000000033C00000401E3CE8910.jpg"/>
  <manifest:file-entry manifest:media-type="image/jpeg" manifest:full-path="Pictures/100000000000033C000004B2E8367A1D.jpg"/>
  <manifest:file-entry manifest:media-type="image/jpeg" manifest:full-path="Pictures/100000000000033C00000341ECD74B38.jpg"/>
  <manifest:file-entry manifest:media-type="image/jpeg" manifest:full-path="Pictures/100000000000033C0000036B4C5DCDB9.jpg"/>
  <manifest:file-entry manifest:media-type="image/jpeg" manifest:full-path="Pictures/100000000000033C0000038F63E8AB16.jpg"/>
  <manifest:file-entry manifest:media-type="image/jpeg" manifest:full-path="Pictures/100000000000033C0000037535EE504D.jpg"/>
  <manifest:file-entry manifest:media-type="image/jpeg" manifest:full-path="Pictures/100000000000033C00000383D5C9852A.jpg"/>
  <manifest:file-entry manifest:media-type="image/jpeg" manifest:full-path="Pictures/100000000000033C000004DF311FFBF0.jpg"/>
  <manifest:file-entry manifest:media-type="image/jpeg" manifest:full-path="Pictures/100000000000033C0000030C992CB2AE.jpg"/>
  <manifest:file-entry manifest:media-type="image/jpeg" manifest:full-path="Pictures/100000000000033C0000037D343C4352.jpg"/>
  <manifest:file-entry manifest:media-type="image/jpeg" manifest:full-path="Pictures/100000000000033C0000038F965E76B4.jpg"/>
  <manifest:file-entry manifest:media-type="image/jpeg" manifest:full-path="Pictures/100000000000033C0000039A5C4FE3AA.jpg"/>
  <manifest:file-entry manifest:media-type="image/jpeg" manifest:full-path="Pictures/100000000000033C000002613D9D187D.jpg"/>
  <manifest:file-entry manifest:media-type="image/jpeg" manifest:full-path="Pictures/100000000000033C000003D76718E646.jpg"/>
  <manifest:file-entry manifest:media-type="image/jpeg" manifest:full-path="Pictures/100000000000033C0000047E048A5F15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1" text:anchor-type="paragraph" svg:width="17cm" svg:height="20.182cm" draw:z-index="0"><draw:image xlink:href="Pictures/100000000000033C000003D76718E646.jpg" xlink:type="simple" xlink:show="embed" xlink:actuate="onLoad"/></draw:frame></text:p>
      <text:p text:style-name="P1"><draw:frame draw:style-name="fr1" draw:name="images2" text:anchor-type="paragraph" svg:width="17cm" svg:height="12.502cm" draw:z-index="1"><draw:image xlink:href="Pictures/100000000000033C000002613D9D187D.jpg" xlink:type="simple" xlink:show="embed" xlink:actuate="onLoad"/></draw:frame></text:p>
      <text:p text:style-name="P1"><draw:frame draw:style-name="fr1" draw:name="images3" text:anchor-type="paragraph" svg:width="17cm" svg:height="18.93cm" draw:z-index="2"><draw:image xlink:href="Pictures/100000000000033C0000039A5C4FE3AA.jpg" xlink:type="simple" xlink:show="embed" xlink:actuate="onLoad"/></draw:frame></text:p>
      <text:p text:style-name="P1"><draw:frame draw:style-name="fr1" draw:name="images4" text:anchor-type="paragraph" svg:width="17cm" svg:height="18.704cm" draw:z-index="3"><draw:image xlink:href="Pictures/100000000000033C0000038F965E76B4.jpg" xlink:type="simple" xlink:show="embed" xlink:actuate="onLoad"/></draw:frame></text:p>
      <text:p text:style-name="P1"><draw:frame draw:style-name="fr1" draw:name="images5" text:anchor-type="paragraph" svg:width="17cm" svg:height="18.17cm" draw:z-index="4"><draw:image xlink:href="Pictures/100000000000033C0000037535EE504D.jpg" xlink:type="simple" xlink:show="embed" xlink:actuate="onLoad"/></draw:frame></text:p>
      <text:p text:style-name="P1"><draw:frame draw:style-name="fr1" draw:name="images6" text:anchor-type="paragraph" svg:width="17cm" svg:height="16.014cm" draw:z-index="5"><draw:image xlink:href="Pictures/100000000000033C0000030C992CB2AE.jpg" xlink:type="simple" xlink:show="embed" xlink:actuate="onLoad"/></draw:frame></text:p>
      <text:p text:style-name="P1"><draw:frame draw:style-name="fr1" draw:name="images7" text:anchor-type="paragraph" svg:width="17cm" svg:height="17.103cm" draw:z-index="6"><draw:image xlink:href="Pictures/100000000000033C00000341ECD74B38.jpg" xlink:type="simple" xlink:show="embed" xlink:actuate="onLoad"/></draw:frame></text:p>
      <text:p text:style-name="P1"><draw:frame draw:style-name="fr1" draw:name="images8" text:anchor-type="paragraph" svg:width="17cm" svg:height="18.704cm" draw:z-index="7"><draw:image xlink:href="Pictures/100000000000033C0000038F63E8AB16.jpg" xlink:type="simple" xlink:show="embed" xlink:actuate="onLoad"/></draw:frame></text:p>
      <text:p text:style-name="P1"><draw:frame draw:style-name="fr1" draw:name="images9" text:anchor-type="paragraph" svg:width="17cm" svg:height="18.334cm" draw:z-index="8"><draw:image xlink:href="Pictures/100000000000033C0000037D343C4352.jpg" xlink:type="simple" xlink:show="embed" xlink:actuate="onLoad"/></draw:frame></text:p>
      <text:p text:style-name="P1"><draw:frame draw:style-name="fr1" draw:name="images10" text:anchor-type="paragraph" svg:width="17cm" svg:height="25.603cm" draw:z-index="9"><draw:image xlink:href="Pictures/100000000000033C000004DF311FFBF0.jpg" xlink:type="simple" xlink:show="embed" xlink:actuate="onLoad"/></draw:frame></text:p>
      <text:p text:style-name="P1"/>
      <text:p text:style-name="Standard"><draw:frame draw:style-name="fr1" draw:name="images11" text:anchor-type="paragraph" svg:width="17cm" svg:height="23.611cm" draw:z-index="10"><draw:image xlink:href="Pictures/100000000000033C0000047E048A5F15.jpg" xlink:type="simple" xlink:show="embed" xlink:actuate="onLoad"/></draw:frame></text:p>
      <text:p text:style-name="P1"><draw:frame draw:style-name="fr1" draw:name="images12" text:anchor-type="paragraph" svg:width="17cm" svg:height="24.679cm" draw:z-index="11"><draw:image xlink:href="Pictures/100000000000033C000004B2E8367A1D.jpg" xlink:type="simple" xlink:show="embed" xlink:actuate="onLoad"/></draw:frame></text:p>
      <text:p text:style-name="P1"><draw:frame draw:style-name="fr1" draw:name="images13" text:anchor-type="paragraph" svg:width="17cm" svg:height="17.965cm" draw:z-index="12"><draw:image xlink:href="Pictures/100000000000033C0000036B4C5DCDB9.jpg" xlink:type="simple" xlink:show="embed" xlink:actuate="onLoad"/></draw:frame></text:p>
      <text:p text:style-name="P1"><draw:frame draw:style-name="fr1" draw:name="images14" text:anchor-type="paragraph" svg:width="17cm" svg:height="21.045cm" draw:z-index="13"><draw:image xlink:href="Pictures/100000000000033C00000401E3CE8910.jpg" xlink:type="simple" xlink:show="embed" xlink:actuate="onLoad"/></draw:frame></text:p>
      <text:p text:style-name="P1"><draw:frame draw:style-name="fr1" draw:name="images15" text:anchor-type="paragraph" svg:width="17cm" svg:height="22.811cm" draw:z-index="14"><draw:image xlink:href="Pictures/100000000000033C00000457068435F3.jpg" xlink:type="simple" xlink:show="embed" xlink:actuate="onLoad"/></draw:frame></text:p>
      <text:p text:style-name="P1"><draw:frame draw:style-name="fr1" draw:name="images16" text:anchor-type="paragraph" svg:width="17cm" svg:height="18.457cm" draw:z-index="15"><draw:image xlink:href="Pictures/100000000000033C00000383D5C9852A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ourad zamoun</meta:initial-creator>
    <meta:creation-date>2024-01-07T17:01:47.43</meta:creation-date>
    <dc:date>2024-01-07T17:14:51.41</dc:date>
    <dc:creator>mourad zamoun</dc:creator>
    <meta:editing-duration>PT11M23S</meta:editing-duration>
    <meta:editing-cycles>2</meta:editing-cycles>
    <meta:generator>OpenOffice/4.1.14$Win32 OpenOffice.org_project/4114m1$Build-9811</meta:generator>
    <meta:document-statistic meta:table-count="0" meta:image-count="16" meta:object-count="0" meta:page-count="16" meta:paragraph-count="0" meta:word-count="0" meta:character-count="0"/>
  </office:meta>
</office:document-meta>
</file>